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game.cpp#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gobang.h#57-6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gobang.h, gobang.cpp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gobang.h#4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gobang.h#3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gobang.h#3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gobang.h#6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gobang.h#32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gobang.h#34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gobang.h#31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gobang.h#34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office:value-type="string" table:style-name="ce9">
            <text:p>gobang.h#2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ui.h#31-3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ui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gobang.h#3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ui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gobang.cpp#772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ui.h#7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gobang.h#59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RCC RCCD</meta:initial-creator>
    <dc:creator>Microsoft Office User</dc:creator>
    <meta:creation-date>2017-01-25T10:21:36Z</meta:creation-date>
    <dc:date>2021-12-11T03:40:20Z</dc:date>
    <meta:editing-cycles>23</meta:editing-cycles>
    <meta:editing-duration>PT6872S</meta:editing-duration>
  </office:meta>
</office:document-meta>
</file>